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foo</text:p>
          </table:table-cell>
        </table:table-row>
        <table:table-row table:style-name="ro1"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fo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</meta:initial-creator>
    <meta:creation-date>2015-10-07T15:40:25.156224616</meta:creation-date>
    <dc:date>2015-10-07T15:41:18.577156315</dc:date>
    <dc:creator>Miklos </dc:creator>
    <meta:editing-duration>PT55S</meta:editing-duration>
    <meta:editing-cycles>2</meta:editing-cycles>
    <meta:generator>LibreOfficeDev/5.1.0.0.alpha1$Linux_X86_64 LibreOffice_project/41e65325315a49a62da5eecf75ca3b3f8b2c6deb</meta:generator>
    <meta:document-statistic meta:table-count="1" meta:cell-count="3" meta:object-count="0"/>
  </office:meta>
</office:document-meta>
</file>